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3ff27e" style:font-weight-asian="normal" style:font-weight-complex="normal"/>
    </style:style>
    <style:style style:name="T34" style:family="text">
      <style:text-properties fo:language="en" fo:country="US" fo:font-weight="normal" officeooo:rsid="00422727" style:font-weight-asian="normal" style:font-weight-complex="normal"/>
    </style:style>
    <style:style style:name="T35" style:family="text">
      <style:text-properties fo:language="en" fo:country="US" fo:font-weight="normal" officeooo:rsid="0043bd76" style:font-weight-asian="normal" style:font-weight-complex="normal"/>
    </style:style>
    <style:style style:name="T36" style:family="text">
      <style:text-properties fo:language="en" fo:country="US" fo:font-weight="normal" officeooo:rsid="0044c3c1" style:font-weight-asian="normal" style:font-weight-complex="normal"/>
    </style:style>
    <style:style style:name="T37" style:family="text">
      <style:text-properties fo:language="en" fo:country="US" fo:font-weight="normal" officeooo:rsid="004c827e" style:font-weight-asian="normal" style:font-weight-complex="normal"/>
    </style:style>
    <style:style style:name="T38" style:family="text">
      <style:text-properties fo:language="en" fo:country="US" fo:font-weight="normal" officeooo:rsid="004d5606" style:font-weight-asian="normal" style:font-weight-complex="normal"/>
    </style:style>
    <style:style style:name="T39" style:family="text">
      <style:text-properties fo:language="en" fo:country="US" fo:font-weight="normal" officeooo:rsid="004dc07c" style:font-weight-asian="normal" style:font-weight-complex="normal"/>
    </style:style>
    <style:style style:name="T40" style:family="text">
      <style:text-properties fo:language="en" fo:country="US" fo:font-weight="normal" officeooo:rsid="004dc293" style:font-weight-asian="normal" style:font-weight-complex="normal"/>
    </style:style>
    <style:style style:name="T41" style:family="text">
      <style:text-properties fo:language="en" fo:country="US" officeooo:rsid="0054e839"/>
    </style:style>
    <style:style style:name="T42" style:family="text">
      <style:text-properties fo:language="en" fo:country="US" officeooo:rsid="0057601f"/>
    </style:style>
    <style:style style:name="T43" style:family="text">
      <style:text-properties fo:language="en" fo:country="US" officeooo:rsid="0059550e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08a721" style:font-weight-asian="normal" style:font-weight-complex="normal"/>
    </style:style>
    <style:style style:name="T46" style:family="text">
      <style:text-properties fo:font-weight="normal" officeooo:rsid="00322e76" style:font-weight-asian="normal" style:font-weight-complex="normal"/>
    </style:style>
    <style:style style:name="T47" style:family="text">
      <style:text-properties fo:language="uk" fo:country="UA"/>
    </style:style>
    <style:style style:name="T48" style:family="text">
      <style:text-properties fo:language="uk" fo:country="UA" fo:font-weight="normal" style:font-weight-asian="normal" style:font-weight-complex="normal"/>
    </style:style>
    <style:style style:name="T49" style:family="text">
      <style:text-properties fo:language="uk" fo:country="UA" fo:font-weight="normal" officeooo:rsid="0008a721" style:font-weight-asian="normal" style:font-weight-complex="normal"/>
    </style:style>
    <style:style style:name="T50" style:family="text">
      <style:text-properties fo:language="uk" fo:country="UA" fo:font-weight="normal" officeooo:rsid="0009da89" style:font-weight-asian="normal" style:font-weight-complex="normal"/>
    </style:style>
    <style:style style:name="T51" style:family="text">
      <style:text-properties fo:language="uk" fo:country="UA" fo:font-weight="normal" officeooo:rsid="000b3d94" style:font-weight-asian="normal" style:font-weight-complex="normal"/>
    </style:style>
    <style:style style:name="T52" style:family="text">
      <style:text-properties fo:language="uk" fo:country="UA" fo:font-weight="normal" officeooo:rsid="000b915e" style:font-weight-asian="normal" style:font-weight-complex="normal"/>
    </style:style>
    <style:style style:name="T53" style:family="text">
      <style:text-properties fo:language="uk" fo:country="UA" fo:font-weight="normal" officeooo:rsid="000c1eb8" style:font-weight-asian="normal" style:font-weight-complex="normal"/>
    </style:style>
    <style:style style:name="T54" style:family="text">
      <style:text-properties fo:language="uk" fo:country="UA" fo:font-weight="normal" officeooo:rsid="000c6162" style:font-weight-asian="normal" style:font-weight-complex="normal"/>
    </style:style>
    <style:style style:name="T55" style:family="text">
      <style:text-properties fo:language="uk" fo:country="UA" fo:font-weight="normal" officeooo:rsid="000c8611" style:font-weight-asian="normal" style:font-weight-complex="normal"/>
    </style:style>
    <style:style style:name="T56" style:family="text">
      <style:text-properties fo:language="uk" fo:country="UA" fo:font-weight="normal" officeooo:rsid="000d9e06" style:font-weight-asian="normal" style:font-weight-complex="normal"/>
    </style:style>
    <style:style style:name="T57" style:family="text">
      <style:text-properties fo:language="uk" fo:country="UA" fo:font-weight="normal" officeooo:rsid="000dd1e0" style:font-weight-asian="normal" style:font-weight-complex="normal"/>
    </style:style>
    <style:style style:name="T58" style:family="text">
      <style:text-properties fo:language="uk" fo:country="UA" fo:font-weight="normal" officeooo:rsid="000f32e3" style:font-weight-asian="normal" style:font-weight-complex="normal"/>
    </style:style>
    <style:style style:name="T59" style:family="text">
      <style:text-properties fo:language="uk" fo:country="UA" fo:font-weight="normal" officeooo:rsid="000f4269" style:font-weight-asian="normal" style:font-weight-complex="normal"/>
    </style:style>
    <style:style style:name="T60" style:family="text">
      <style:text-properties fo:language="uk" fo:country="UA" fo:font-weight="normal" officeooo:rsid="000fce72" style:font-weight-asian="normal" style:font-weight-complex="normal"/>
    </style:style>
    <style:style style:name="T61" style:family="text">
      <style:text-properties fo:language="uk" fo:country="UA" fo:font-weight="normal" officeooo:rsid="001036f7" style:font-weight-asian="normal" style:font-weight-complex="normal"/>
    </style:style>
    <style:style style:name="T62" style:family="text">
      <style:text-properties fo:language="uk" fo:country="UA" fo:font-weight="normal" officeooo:rsid="0011a0bb" style:font-weight-asian="normal" style:font-weight-complex="normal"/>
    </style:style>
    <style:style style:name="T63" style:family="text">
      <style:text-properties fo:language="uk" fo:country="UA" fo:font-weight="normal" officeooo:rsid="0013890a" style:font-weight-asian="normal" style:font-weight-complex="normal"/>
    </style:style>
    <style:style style:name="T64" style:family="text">
      <style:text-properties fo:language="uk" fo:country="UA" fo:font-weight="normal" officeooo:rsid="0014de2e" style:font-weight-asian="normal" style:font-weight-complex="normal"/>
    </style:style>
    <style:style style:name="T65" style:family="text">
      <style:text-properties fo:language="uk" fo:country="UA" fo:font-weight="normal" officeooo:rsid="0017459d" style:font-weight-asian="normal" style:font-weight-complex="normal"/>
    </style:style>
    <style:style style:name="T66" style:family="text">
      <style:text-properties fo:language="uk" fo:country="UA" fo:font-weight="normal" officeooo:rsid="00174d2b" style:font-weight-asian="normal" style:font-weight-complex="normal"/>
    </style:style>
    <style:style style:name="T67" style:family="text">
      <style:text-properties fo:language="uk" fo:country="UA" fo:font-weight="normal" officeooo:rsid="001845bb" style:font-weight-asian="normal" style:font-weight-complex="normal"/>
    </style:style>
    <style:style style:name="T68" style:family="text">
      <style:text-properties fo:language="uk" fo:country="UA" fo:font-weight="normal" officeooo:rsid="0019192b" style:font-weight-asian="normal" style:font-weight-complex="normal"/>
    </style:style>
    <style:style style:name="T69" style:family="text">
      <style:text-properties fo:language="uk" fo:country="UA" fo:font-weight="normal" officeooo:rsid="00195967" style:font-weight-asian="normal" style:font-weight-complex="normal"/>
    </style:style>
    <style:style style:name="T70" style:family="text">
      <style:text-properties fo:language="uk" fo:country="UA" fo:font-weight="normal" officeooo:rsid="001a8c08" style:font-weight-asian="normal" style:font-weight-complex="normal"/>
    </style:style>
    <style:style style:name="T71" style:family="text">
      <style:text-properties fo:language="uk" fo:country="UA" fo:font-weight="normal" officeooo:rsid="001bcacf" style:font-weight-asian="normal" style:font-weight-complex="normal"/>
    </style:style>
    <style:style style:name="T72" style:family="text">
      <style:text-properties fo:language="uk" fo:country="UA" fo:font-weight="normal" officeooo:rsid="001d5562" style:font-weight-asian="normal" style:font-weight-complex="normal"/>
    </style:style>
    <style:style style:name="T73" style:family="text">
      <style:text-properties fo:language="uk" fo:country="UA" fo:font-weight="normal" officeooo:rsid="001f2c90" style:font-weight-asian="normal" style:font-weight-complex="normal"/>
    </style:style>
    <style:style style:name="T74" style:family="text">
      <style:text-properties fo:language="uk" fo:country="UA" fo:font-weight="normal" officeooo:rsid="00217390" style:font-weight-asian="normal" style:font-weight-complex="normal"/>
    </style:style>
    <style:style style:name="T75" style:family="text">
      <style:text-properties fo:language="uk" fo:country="UA" fo:font-weight="normal" officeooo:rsid="0022db7d" style:font-weight-asian="normal" style:font-weight-complex="normal"/>
    </style:style>
    <style:style style:name="T76" style:family="text">
      <style:text-properties fo:language="uk" fo:country="UA" fo:font-weight="normal" officeooo:rsid="0028b84e" style:font-weight-asian="normal" style:font-weight-complex="normal"/>
    </style:style>
    <style:style style:name="T77" style:family="text">
      <style:text-properties fo:language="uk" fo:country="UA" fo:font-weight="normal" officeooo:rsid="002a9421" style:font-weight-asian="normal" style:font-weight-complex="normal"/>
    </style:style>
    <style:style style:name="T78" style:family="text">
      <style:text-properties fo:language="uk" fo:country="UA" fo:font-weight="normal" officeooo:rsid="002b4546" style:font-weight-asian="normal" style:font-weight-complex="normal"/>
    </style:style>
    <style:style style:name="T79" style:family="text">
      <style:text-properties fo:language="uk" fo:country="UA" fo:font-weight="normal" officeooo:rsid="002e5449" style:font-weight-asian="normal" style:font-weight-complex="normal"/>
    </style:style>
    <style:style style:name="T80" style:family="text">
      <style:text-properties fo:language="uk" fo:country="UA" fo:font-weight="normal" officeooo:rsid="0030f721" style:font-weight-asian="normal" style:font-weight-complex="normal"/>
    </style:style>
    <style:style style:name="T81" style:family="text">
      <style:text-properties fo:language="uk" fo:country="UA" fo:font-weight="normal" officeooo:rsid="00351855" style:font-weight-asian="normal" style:font-weight-complex="normal"/>
    </style:style>
    <style:style style:name="T82" style:family="text">
      <style:text-properties fo:language="uk" fo:country="UA" fo:font-weight="normal" officeooo:rsid="0035e1c7" style:font-weight-asian="normal" style:font-weight-complex="normal"/>
    </style:style>
    <style:style style:name="T83" style:family="text">
      <style:text-properties fo:language="uk" fo:country="UA" fo:font-weight="normal" officeooo:rsid="0037ae97" style:font-weight-asian="normal" style:font-weight-complex="normal"/>
    </style:style>
    <style:style style:name="T84" style:family="text">
      <style:text-properties fo:language="uk" fo:country="UA" fo:font-weight="normal" officeooo:rsid="00392cf2" style:font-weight-asian="normal" style:font-weight-complex="normal"/>
    </style:style>
    <style:style style:name="T85" style:family="text">
      <style:text-properties fo:language="uk" fo:country="UA" fo:font-weight="normal" officeooo:rsid="003ab93e" style:font-weight-asian="normal" style:font-weight-complex="normal"/>
    </style:style>
    <style:style style:name="T86" style:family="text">
      <style:text-properties fo:language="uk" fo:country="UA" fo:font-weight="normal" officeooo:rsid="003bede9" style:font-weight-asian="normal" style:font-weight-complex="normal"/>
    </style:style>
    <style:style style:name="T87" style:family="text">
      <style:text-properties fo:language="uk" fo:country="UA" fo:font-weight="normal" officeooo:rsid="003c6c88" style:font-weight-asian="normal" style:font-weight-complex="normal"/>
    </style:style>
    <style:style style:name="T88" style:family="text">
      <style:text-properties fo:language="uk" fo:country="UA" fo:font-weight="normal" officeooo:rsid="003d33a1" style:font-weight-asian="normal" style:font-weight-complex="normal"/>
    </style:style>
    <style:style style:name="T89" style:family="text">
      <style:text-properties fo:language="uk" fo:country="UA" fo:font-weight="normal" officeooo:rsid="003ff27e" style:font-weight-asian="normal" style:font-weight-complex="normal"/>
    </style:style>
    <style:style style:name="T90" style:family="text">
      <style:text-properties fo:language="uk" fo:country="UA" fo:font-weight="normal" officeooo:rsid="00408c2e" style:font-weight-asian="normal" style:font-weight-complex="normal"/>
    </style:style>
    <style:style style:name="T91" style:family="text">
      <style:text-properties fo:language="uk" fo:country="UA" fo:font-weight="normal" officeooo:rsid="00422727" style:font-weight-asian="normal" style:font-weight-complex="normal"/>
    </style:style>
    <style:style style:name="T92" style:family="text">
      <style:text-properties fo:language="uk" fo:country="UA" fo:font-weight="normal" officeooo:rsid="0043bd76" style:font-weight-asian="normal" style:font-weight-complex="normal"/>
    </style:style>
    <style:style style:name="T93" style:family="text">
      <style:text-properties fo:language="uk" fo:country="UA" fo:font-weight="normal" officeooo:rsid="004c827e" style:font-weight-asian="normal" style:font-weight-complex="normal"/>
    </style:style>
    <style:style style:name="T94" style:family="text">
      <style:text-properties fo:language="uk" fo:country="UA" fo:font-weight="normal" officeooo:rsid="004d5606" style:font-weight-asian="normal" style:font-weight-complex="normal"/>
    </style:style>
    <style:style style:name="T95" style:family="text">
      <style:text-properties fo:language="uk" fo:country="UA" fo:font-weight="normal" officeooo:rsid="004dc293" style:font-weight-asian="normal" style:font-weight-complex="normal"/>
    </style:style>
    <style:style style:name="T96" style:family="text">
      <style:text-properties fo:language="uk" fo:country="UA" fo:font-weight="normal" officeooo:rsid="004df7db" style:font-weight-asian="normal" style:font-weight-complex="normal"/>
    </style:style>
    <style:style style:name="T97" style:family="text">
      <style:text-properties fo:language="uk" fo:country="UA" officeooo:rsid="002e98dd"/>
    </style:style>
    <style:style style:name="T98" style:family="text">
      <style:text-properties fo:language="uk" fo:country="UA" officeooo:rsid="000fce72"/>
    </style:style>
    <style:style style:name="T99" style:family="text">
      <style:text-properties fo:language="uk" fo:country="UA" officeooo:rsid="0053c881"/>
    </style:style>
    <style:style style:name="T100" style:family="text">
      <style:text-properties fo:language="uk" fo:country="UA" officeooo:rsid="0054e839"/>
    </style:style>
    <style:style style:name="T101" style:family="text">
      <style:text-properties fo:language="uk" fo:country="UA" officeooo:rsid="00556f0a"/>
    </style:style>
    <style:style style:name="T102" style:family="text">
      <style:text-properties fo:language="uk" fo:country="UA" officeooo:rsid="0057601f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language="ru" fo:country="RU" fo:font-weight="normal" officeooo:rsid="00422727" style:font-weight-asian="normal" style:font-weight-complex="normal"/>
    </style:style>
    <style:style style:name="T105" style:family="text">
      <style:text-properties fo:language="ru" fo:country="RU" fo:font-weight="normal" officeooo:rsid="0043bd7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44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46">яка </text:span><text:span text:style-name="T44">передає в </text:span><text:span text:style-name="T45">застосунок вказівник на свій клас через віртуальний інтерфейс </text:span><text:span text:style-name="T3">KE_INTERFACE. </text:span><text:span text:style-name="T49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49"><text:tab/></text:span><text:span text:style-name="T66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80">а</text:span><text:span text:style-name="T66"> Скрипти. У кожної Відповіді </text:span><text:span text:style-name="T80">та</text:span><text:span text:style-name="T66"> Скрипту є номер наступного діалогу, який активується після активації відповідного елементу. Таким чином відбувається розвиток </text:span><text:span text:style-name="T67">Розповіді</text:span><text:span text:style-name="T66">.</text:span></text:p>
      <text:p text:style-name="P25"><text:tab/></text:p>
      <text:p text:style-name="P3"><text:span text:style-name="T66"><text:tab/></text:span><text:span text:style-name="T68">Важливо: номер діалогу це не те саме, що </text:span><text:span text:style-name="T16">ID </text:span><text:span text:style-name="T68">елемента. </text:span><text:span text:style-name="T69">Ідентифікатор елемента є унікальним, а однаковий номер діалогу можуть мати декілька елементів.</text:span></text:p>
      <text:p text:style-name="P3"><text:span text:style-name="T69"/></text:p>
      <text:p text:style-name="P3"><text:span text:style-name="T69"><text:tab/></text:span><text:span text:style-name="T89">Крім того рушій дозволяє створити окреме вікно для візуалізації Розповіді і має відповідний набір функцій для керування графічним оформленням елементів. Для створення вікна використовується бібліотека </text:span><text:span text:style-name="T33">VCL. </text:span><text:span text:style-name="T90">Рушій буде автоматично створювати потрібні графічні контроли для кожного елемента Розповіді і обробляти користувацький ввод даних.</text:span></text:p>
      <text:p text:style-name="P3"/>
      <text:p text:style-name="P24"><text:tab/><text:span text:style-name="T103">Перелік функцій рушія</text:span></text:p>
      <text:p text:style-name="P3"/>
      <text:p text:style-name="P14"><text:tab/><text:span text:style-name="T44">const wchar_t* GetVersion() </text:span><text:span text:style-name="T8">– </text:span><text:span text:style-name="T84">повертає номер поточної версії рушія.</text:span></text:p>
      <text:p text:style-name="P14"><text:span text:style-name="T84"><text:tab/></text:span><text:span text:style-name="T48">const wchar_t* </text:span><text:span text:style-name="T31">GetLastError</text:span><text:span text:style-name="T48">() </text:span><text:span text:style-name="T8">– </text:span><text:span text:style-name="T84">повертає текстовий опис поточної помилки.</text:span></text:p>
      <text:p text:style-name="P4"><text:span text:style-name="T49"><text:tab/></text:span><text:span text:style-name="T21">int </text:span><text:span text:style-name="T3">CreateStory(const wchar_t *story_file) </text:span><text:span text:style-name="T8">–</text:span><text:span text:style-name="T3"> </text:span><text:span text:style-name="T49">створює нову розповідь і зберігає її у файл. </text:span><text:span text:style-name="T53">Ім’я файлу зберігається для подальшого збереження змін в Розповіді. </text:span><text:span text:style-name="T74">Повертає 0 у разі помилки.</text:span></text:p>
      <text:p text:style-name="P7"><text:span text:style-name="T49"><text:tab/></text:span><text:span text:style-name="T22">int </text:span><text:span text:style-name="T3">LoadStory(const wchar_t *story_file) </text:span><text:span text:style-name="T8">–</text:span><text:span text:style-name="T49"> завантажує розповідь з файлу. </text:span><text:span text:style-name="T74">Повертає 0 у разі помилки.</text:span></text:p>
      <text:p text:style-name="P7"><text:span text:style-name="T49"><text:tab/></text:span><text:span text:style-name="T75">i</text:span><text:span text:style-name="T22">nt </text:span><text:span text:style-name="T4">Save</text:span><text:span text:style-name="T3">Story() </text:span><text:span text:style-name="T8">–</text:span><text:span text:style-name="T49"> </text:span><text:span text:style-name="T50">зберігає </text:span><text:span text:style-name="T53">Р</text:span><text:span text:style-name="T50">озповідь </text:span><text:span text:style-name="T53">у поточний файл</text:span><text:span text:style-name="T49">. </text:span><text:span text:style-name="T74">Повертає 0 у разі помилки. </text:span><text:span text:style-name="T91">Зберігати можна або у форматі </text:span><text:span text:style-name="T34">XML, </text:span><text:span text:style-name="T91">або внутрішньому форматі </text:span><text:span text:style-name="T34">SCS, </text:span><text:span text:style-name="T91">який використовує утиліта візуального редактора Розповідей </text:span><text:span text:style-name="T34">Story Creator. </text:span><text:span text:style-name="T91">У разі використання формату </text:span><text:span text:style-name="T34">XML, </text:span><text:span text:style-name="T104">елементи Р</text:span><text:span text:style-name="T91">озповіді, що не прив’язані до жодної Сцени, не будуть збережені у файл.</text:span></text:p>
      <text:p text:style-name="P4"><text:span text:style-name="T49"><text:tab/></text:span><text:span text:style-name="T22">void </text:span><text:span text:style-name="T7">CloseStory() </text:span><text:span text:style-name="T8">–</text:span><text:span text:style-name="T7"> </text:span><text:span text:style-name="T53">закриває Розповідь.</text:span></text:p>
      <text:p text:style-name="P4"><text:span text:style-name="T53"><text:tab/></text:span><text:span text:style-name="T22">void </text:span><text:span text:style-name="T9">ClearStory() </text:span><text:span text:style-name="T8">–</text:span><text:span text:style-name="T9"> </text:span><text:span text:style-name="T55">очищає Розповідь, видаляючи всі елементи.</text:span></text:p>
      <text:p text:style-name="P4"><text:span text:style-name="T49"><text:tab/></text:span><text:span text:style-name="T22">int </text:span><text:span text:style-name="T4">AddScene() </text:span><text:span text:style-name="T8">–</text:span><text:span text:style-name="T4"> </text:span><text:span text:style-name="T50">додає нову текстову Сцену, повертає ідентифікатор елемента, </text:span><text:span text:style-name="T74">або 0 у разі помилки.</text:span></text:p>
      <text:p text:style-name="P8"><text:span text:style-name="T50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50">додає нову </text:span><text:span text:style-name="T51">Відповідь</text:span><text:span text:style-name="T50">, повертає ідентифікатор елемента, </text:span><text:span text:style-name="T74">або 0 у разі помилки</text:span><text:span text:style-name="T50">.</text:span></text:p>
      <text:p text:style-name="P8"><text:span text:style-name="T50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50">додає нов</text:span><text:span text:style-name="T51">ий Скрипт</text:span><text:span text:style-name="T50">, повертає ідентифікатор елемента, </text:span><text:span text:style-name="T74">або 0 у разі помилки</text:span><text:span text:style-name="T50">.</text:span></text:p>
      <text:p text:style-name="P14"><text:span text:style-name="T50"><text:tab/></text:span><text:span text:style-name="T22">int </text:span><text:span text:style-name="T40">Select</text:span><text:span text:style-name="T11">(int id) – </text:span><text:span text:style-name="T58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40">text</text:span><text:span text:style-name="T11">) – </text:span><text:span text:style-name="T32">т</text:span><text:span text:style-name="T88">ранслює </text:span><text:span text:style-name="T95">довільний текст </text:span><text:span text:style-name="T88">скрипт</text:span><text:span text:style-name="T95">у</text:span><text:span text:style-name="T58">. Повертає </text:span><text:span text:style-name="T95">результат роботи скрипту, або </text:span><text:span text:style-name="T88">«-</text:span><text:span text:style-name="T40">err-</text:span><text:span text:style-name="T95">» у разі помилки</text:span><text:span text:style-name="T11">.</text:span></text:p>
      <text:p text:style-name="P16"><text:span text:style-name="T50"><text:tab/></text:span><text:span text:style-name="T22">int </text:span><text:span text:style-name="T6">Remove(int id) – </text:span><text:span text:style-name="T52">видаляє елемент з </text:span><text:span text:style-name="T53">Р</text:span><text:span text:style-name="T52">озповіді. </text:span><text:span text:style-name="T85">П</text:span><text:span text:style-name="T83">ри цьому всі зв’язки з іншими елементами будуть автоматично перебудовані. </text:span><text:span text:style-name="T58">Повертає 0 у </text:span><text:span text:style-name="T86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81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81">Повертає 0 у разі помилки.</text:span></text:p>
      <text:p text:style-name="P15"><text:soft-page-break/><text:span text:style-name="T81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82">ідв’язує елементи один від одного</text:span><text:span text:style-name="T81">, </text:span><text:span text:style-name="T85">п</text:span><text:span text:style-name="T83">ри цьому всі зв’язки з іншими елементами будуть автоматично перебудовані.</text:span><text:span text:style-name="T11">. </text:span><text:span text:style-name="T81">Повертає 0 у разі помилки.</text:span></text:p>
      <text:p text:style-name="P8"><text:span text:style-name="T52"><text:tab/></text:span><text:span text:style-name="T22">int </text:span><text:span text:style-name="T12">G</text:span><text:span text:style-name="T8">etID</text:span><text:span text:style-name="T12">()</text:span><text:span text:style-name="T60"> – повертає </text:span><text:span text:style-name="T12">ID </text:span><text:span text:style-name="T60">елемента.</text:span></text:p>
      <text:p text:style-name="P8"><text:span text:style-name="T52"><text:tab/></text:span><text:span text:style-name="T22">int </text:span><text:span text:style-name="T8">SetID(int new_id) – </text:span><text:span text:style-name="T54">встановлює новий ідентифікатор для елемента, </text:span><text:span text:style-name="T83">при цьому всі зв’язки з іншими елементами будуть автоматично перебудовані</text:span><text:span text:style-name="T50">. </text:span><text:span text:style-name="T74">Повертає 0 у разі помилки.</text:span></text:p>
      <text:p text:style-name="P9"><text:span text:style-name="T54"><text:tab/></text:span><text:span text:style-name="T22">int </text:span><text:span text:style-name="T13">GetDialog() </text:span><text:span text:style-name="T8">–</text:span><text:span text:style-name="T13"> </text:span><text:span text:style-name="T61">повертає номер діалогу </text:span><text:span text:style-name="T66">до якого відноситься </text:span><text:span text:style-name="T61">елемент</text:span><text:span text:style-name="T50">, </text:span><text:span text:style-name="T74">або 0 у разі помилки</text:span><text:span text:style-name="T61">.</text:span></text:p>
      <text:p text:style-name="P15"><text:span text:style-name="T54"><text:tab/></text:span><text:span text:style-name="T22">int </text:span><text:span text:style-name="T8">Set</text:span><text:span text:style-name="T10">Dialog</text:span><text:span text:style-name="T8">(int new_id) – </text:span><text:span text:style-name="T56">встановлює новий </text:span><text:span text:style-name="T59">номер</text:span><text:span text:style-name="T56"> діалогу для елемента. </text:span><text:span text:style-name="T85">П</text:span><text:span text:style-name="T83">ри цьому всі зв’язки з іншими елементами будуть автоматично перебудовані.</text:span><text:span text:style-name="T56"> </text:span><text:span text:style-name="T74">Повертає 0 у разі помилки.</text:span></text:p>
      <text:p text:style-name="P9"><text:span text:style-name="T56"><text:tab/></text:span><text:span text:style-name="T22">int </text:span><text:span text:style-name="T14">G</text:span><text:span text:style-name="T10">et</text:span><text:span text:style-name="T39">PrevID</text:span><text:span text:style-name="T8">() – </text:span><text:span text:style-name="T62">повертає </text:span><text:span text:style-name="T14">ID </text:span><text:span text:style-name="T62">елемента, що прив’язаний до активного </text:span><text:span text:style-name="T56">(</text:span><text:span text:style-name="T87">попереднього</text:span><text:span text:style-name="T56"> елемент</text:span><text:span text:style-name="T63">а</text:span><text:span text:style-name="T56"> в ланцюжку)</text:span><text:span text:style-name="T62">. Якщо активний елемент це Сцена, то повертає 0, бо до Сцени може бути прив’язано декілька елементів.</text:span></text:p>
      <text:p text:style-name="P15"><text:span text:style-name="T56"><text:tab/></text:span><text:span text:style-name="T22">int </text:span><text:span text:style-name="T10">Set</text:span><text:span text:style-name="T39">Prev</text:span><text:span text:style-name="T10">ID</text:span><text:span text:style-name="T8">(int new</text:span><text:span text:style-name="T10">_</text:span><text:span text:style-name="T8">id) – </text:span><text:span text:style-name="T62">встановлює</text:span><text:span text:style-name="T56"> елемент, що прив’язаний до </text:span><text:span text:style-name="T62">активного елементу </text:span><text:span text:style-name="T85">(</text:span><text:span text:style-name="T87">попередній</text:span><text:span text:style-name="T85"> в ланцюжку)</text:span><text:span text:style-name="T56">. </text:span><text:span text:style-name="T85">П</text:span><text:span text:style-name="T83">ри цьому всі зв’язки з іншими елементами будуть автоматично перебудовані. </text:span><text:span text:style-name="T74">Повертає 0 у разі помилки.</text:span></text:p>
      <text:p text:style-name="P15"><text:span text:style-name="T56"><text:tab/></text:span><text:span text:style-name="T22">int </text:span><text:span text:style-name="T15">G</text:span><text:span text:style-name="T10">et</text:span><text:span text:style-name="T39">Next</text:span><text:span text:style-name="T10">ID</text:span><text:span text:style-name="T8">() – </text:span><text:span text:style-name="T63">повертає </text:span><text:span text:style-name="T15">ID </text:span><text:span text:style-name="T63">елемента до якого прив’язано активний елемент </text:span><text:span text:style-name="T56">(</text:span><text:span text:style-name="T87">наступного</text:span><text:span text:style-name="T56"> елемента в ланцюжку).</text:span><text:span text:style-name="T83"> </text:span><text:span text:style-name="T74">Повертає 0 у разі помилки.</text:span></text:p>
      <text:p text:style-name="P15"><text:span text:style-name="T56"><text:tab/></text:span><text:span text:style-name="T22">int </text:span><text:span text:style-name="T10">Set</text:span><text:span text:style-name="T39">Next</text:span><text:span text:style-name="T10">ID</text:span><text:span text:style-name="T8">(int new</text:span><text:span text:style-name="T10">_</text:span><text:span text:style-name="T8">id) – </text:span><text:span text:style-name="T65">встановлює</text:span><text:span text:style-name="T56"> елемент, до якого прив’язаний </text:span><text:span text:style-name="T64">активний </text:span><text:span text:style-name="T56">елемент </text:span><text:span text:style-name="T87">(наступний в ланцюжку)</text:span><text:span text:style-name="T56">. </text:span><text:span text:style-name="T85">П</text:span><text:span text:style-name="T83">ри цьому всі зв’язки з іншими елементами будуть автоматично перебудовані. </text:span><text:span text:style-name="T74">Повертає 0 у разі помилки.</text:span></text:p>
      <text:p text:style-name="P9"><text:span text:style-name="T57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60"> – повертає </text:span><text:span text:style-name="T70">тип</text:span><text:span text:style-name="T12"> </text:span><text:span text:style-name="T60">елемента. </text:span><text:span text:style-name="T70">1 – Сцена, 2 – Відповідь, 3 – Скрипт, 0 – у разі помилки.</text:span></text:p>
      <text:p text:style-name="P9"><text:span text:style-name="T70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60"> – повертає </text:span><text:span text:style-name="T71">текст</text:span><text:span text:style-name="T12"> </text:span><text:span text:style-name="T60">елемента.</text:span></text:p>
      <text:p text:style-name="P5"><text:span text:style-name="T52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54">встановлює новий </text:span><text:span text:style-name="T71">текст</text:span><text:span text:style-name="T54"> для елемента.</text:span></text:p>
      <text:p text:style-name="P9"><text:span text:style-name="T54"><text:tab/></text:span><text:span text:style-name="T22">int </text:span><text:span text:style-name="T19">IsEndDialog</text:span><text:span text:style-name="T12">()</text:span><text:span text:style-name="T60"> – </text:span><text:span text:style-name="T72">перевіряє чи елемент завершальним у ланцюжку Розповіді</text:span><text:span text:style-name="T60">. </text:span><text:span text:style-name="T74">1 – якщо елемент завершує ланцюжок, 0 – у протилежному випадку.</text:span></text:p>
      <text:p text:style-name="P6"><text:span text:style-name="T52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72">означає елемент як завершальний у Розповіді</text:span><text:span text:style-name="T54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60"> – </text:span><text:span text:style-name="T78">повертає рядок параметрів Скрипту.</text:span></text:p>
      <text:p text:style-name="P10"><text:span text:style-name="T78"><text:tab/></text:span><text:span text:style-name="T26">void SetParams(const wchar_t *params) – </text:span><text:span text:style-name="T78">встановлює рядок параметрів для Скрипту.</text:span></text:p>
      <text:p text:style-name="P20"><text:span text:style-name="T78"><text:tab/></text:span><text:span text:style-name="T22">int </text:span><text:span text:style-name="T40">Execute</text:span><text:span text:style-name="T8">() </text:span><text:span text:style-name="T11">– </text:span><text:span text:style-name="T32">т</text:span><text:span text:style-name="T88">ранслює скрипт, записує результат у поле </text:span><text:span text:style-name="T32">Result </text:span><text:span text:style-name="T88">відповідного елемента</text:span><text:span text:style-name="T58">. Повертає </text:span><text:span text:style-name="T88">1 у разі успіху та </text:span><text:span text:style-name="T58">0 у разі </text:span><text:span text:style-name="T88">помилки</text:span><text:span text:style-name="T11">. </text:span><text:span text:style-name="T96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78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60"> – </text:span><text:span text:style-name="T78">повертає результат виконання Скрипту. </text:span><text:span text:style-name="T87">Повертає порожню строку, доки Скрипт не буде виконаний.</text:span></text:p>
      <text:p text:style-name="P10"><text:span text:style-name="T78"/></text:p>
      <text:p text:style-name="P12"/>
      <text:p text:style-name="P12"><text:span text:style-name="T73"><text:tab/></text:span><text:span text:style-name="T74">Для навігації по Розповіді:</text:span></text:p>
      <text:p text:style-name="P12"/>
      <text:p text:style-name="P18"><text:span text:style-name="T74"><text:tab/></text:span><text:span text:style-name="T75">i</text:span><text:span text:style-name="T22">nt </text:span><text:span text:style-name="T35">Tell</text:span><text:span text:style-name="T3">Story(</text:span><text:span text:style-name="T24">const wchar_t *story_file</text:span><text:span text:style-name="T3">) </text:span><text:span text:style-name="T8">–</text:span><text:span text:style-name="T49"> </text:span><text:span text:style-name="T76">завантажує</text:span><text:span text:style-name="T50"> </text:span><text:span text:style-name="T53">Р</text:span><text:span text:style-name="T50">озповідь </text:span><text:span text:style-name="T76">з файлу і активує перший елемент</text:span><text:span text:style-name="T49">. </text:span><text:span text:style-name="T74">Повертає 0 у разі помилки.</text:span></text:p>
      <text:p text:style-name="P19"><text:span text:style-name="T74"><text:tab/></text:span><text:span text:style-name="T38">i</text:span><text:span text:style-name="T22">nt LoadDialog(int dlg_id)</text:span><text:span text:style-name="T3"> </text:span><text:span text:style-name="T8">–</text:span><text:span text:style-name="T49"> </text:span><text:span text:style-name="T76">завантажує</text:span><text:span text:style-name="T50"> </text:span><text:span text:style-name="T94">діалог із вказаним </text:span><text:span text:style-name="T38">ID</text:span><text:span text:style-name="T49">. </text:span><text:span text:style-name="T74">Повертає 0 у разі помилки.</text:span></text:p>
      <text:p text:style-name="P17"><text:span text:style-name="T74"><text:tab/></text:span><text:span text:style-name="T18">const wchar_t *</text:span><text:span text:style-name="T12">G</text:span><text:span text:style-name="T8">et</text:span><text:span text:style-name="T35">Scene</text:span><text:span text:style-name="T12">()</text:span><text:span text:style-name="T60"> – повертає </text:span><text:span text:style-name="T71">текст</text:span><text:span text:style-name="T12"> </text:span><text:span text:style-name="T35">п</text:span><text:span text:style-name="T92">оточної Сцени</text:span><text:span text:style-name="T60">.</text:span></text:p>
      <text:p text:style-name="P17"><text:span text:style-name="T60"><text:tab/></text:span><text:span text:style-name="T18">const wchar_t *</text:span><text:span text:style-name="T12">G</text:span><text:span text:style-name="T8">et</text:span><text:span text:style-name="T35">Answer</text:span><text:span text:style-name="T12">(</text:span><text:span text:style-name="T35">int index</text:span><text:span text:style-name="T12">)</text:span><text:span text:style-name="T60"> – повертає </text:span><text:span text:style-name="T71">текст</text:span><text:span text:style-name="T12"> </text:span><text:span text:style-name="T92">Відповіді з індексом </text:span><text:span text:style-name="T35">index, </text:span><text:span text:style-name="T105">що прив’</text:span><text:span text:style-name="T92">язана до поточної Сцени</text:span><text:span text:style-name="T60">.</text:span><text:span text:style-name="T35"> </text:span></text:p>
      <text:p text:style-name="P13"><text:span text:style-name="T74"><text:tab/></text:span><text:span text:style-name="T75">i</text:span><text:span text:style-name="T22">nt </text:span><text:span text:style-name="T35">Get</text:span><text:span text:style-name="T25">AnswerCount</text:span><text:span text:style-name="T3">() </text:span><text:span text:style-name="T8">–</text:span><text:span text:style-name="T49"> </text:span><text:span text:style-name="T77">повертає кількість Відповідей, доступних для поточної Сцени.</text:span></text:p>
      <text:p text:style-name="P13"><text:soft-page-break/><text:span text:style-name="T79"><text:tab/></text:span><text:span text:style-name="T27">void SelectAnswer(int index) – </text:span><text:span text:style-name="T35">а</text:span><text:span text:style-name="T92">ктивує</text:span><text:span text:style-name="T79"> Відповідь з вказаним індексом. Після цього </text:span><text:span text:style-name="T92">рушій переходить до наступної Сцени або завершує Розповідь якщо ця Відповідь має прапорець </text:span><text:span text:style-name="T35">EndDialog</text:span><text:span text:style-name="T79">.</text:span></text:p>
      <text:p text:style-name="P26"><text:tab/></text:p>
      <text:p text:style-name="P21"><text:span text:style-name="T97"/></text:p>
      <text:p text:style-name="P21"><text:span text:style-name="T97"/></text:p>
      <text:p text:style-name="P21"><text:span text:style-name="T97">А</text:span><text:span text:style-name="T47">лгоритм роботи</text:span></text:p>
      <text:p text:style-name="P21"><text:span text:style-name="T48"/></text:p>
      <text:p text:style-name="P22"><text:span text:style-name="T48"><text:tab/>Після виклику </text:span><text:span text:style-name="T36">Tell</text:span><text:span text:style-name="T3">Story</text:span><text:span text:style-name="T48">(), рушій завантажує Розповідь з файлу і активує першу Сцену, </text:span><text:span text:style-name="T94">використовуючи для цього функцію </text:span><text:span text:style-name="T38">LoadDialog()</text:span><text:span text:style-name="T48">. При цьому транслюються всі Скрипти, що прив’язані до неї. </text:span><text:span text:style-name="T93">Перш</text:span><text:span text:style-name="T94">ий</text:span><text:span text:style-name="T93"> </text:span><text:span text:style-name="T94">діалог</text:span><text:span text:style-name="T93"> завжди </text:span><text:span text:style-name="T94">повинен</text:span><text:span text:style-name="T93"> мати </text:span><text:span text:style-name="T37">ID </text:span><text:span text:style-name="T93">зі значенням «</text:span><text:span text:style-name="T94">0</text:span><text:span text:style-name="T93">». </text:span><text:span text:style-name="T48">Користувач має викликати </text:span><text:span text:style-name="T2">Get</text:span><text:span text:style-name="T25">AnswerCount</text:span><text:span text:style-name="T48">(), аби отримати кількість доступних Відповідей, </text:span><text:span text:style-name="T94">потім</text:span><text:span text:style-name="T48"> він використовує </text:span><text:span text:style-name="T12">G</text:span><text:span text:style-name="T8">et</text:span><text:span text:style-name="T2">Answer</text:span><text:span text:style-name="T48">() щоб отримати текст потрібної Відповіді (наприклад, аби вивести його на екран), </text:span><text:span text:style-name="T94">і</text:span><text:span text:style-name="T48"> активує потрібну Відповідь за допомогою </text:span><text:span text:style-name="T27">SelectAnswer</text:span><text:span text:style-name="T48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"><text:span text:style-name="T97"/></text:p>
      <text:p text:style-name="P2"><text:span text:style-name="T97"/></text:p>
      <text:p text:style-name="P23"><text:span text:style-name="T97">Д</text:span><text:span text:style-name="T47">одаток 1. Методи службового об’єкта для доступу до функцій рушія</text:span></text:p>
      <text:p text:style-name="P27"><text:span text:style-name="T47"/></text:p>
      <text:p text:style-name="P28"><text:span text:style-name="T47">&amp;Engine.Create(Kobzar, '')</text:span><text:span text:style-name="T98"> – </text:span><text:span text:style-name="T47"><text:s/></text:span><text:span text:style-name="T99">ініціює службовий об’єкт.</text:span></text:p>
      <text:p text:style-name="P28"><text:span text:style-name="T47">&amp;Engine.UseCurrrentInstance()</text:span><text:span text:style-name="T98"> – </text:span><text:span text:style-name="T99">використовує поточний екземпляр рушія. За замовчуванням використовується для трансляції коду елементів типу Скрипт.</text:span></text:p>
      <text:p text:style-name="P29"><text:span text:style-name="T47">&amp;Engine.CreateNewInstance($file)</text:span><text:span text:style-name="T98"> – </text:span><text:span text:style-name="T99">імпортує новий екземпляр рушія з бібліотеки, шлях до якої вказано у $file.</text:span></text:p>
      <text:p text:style-name="P28"><text:span text:style-name="T47">&amp;Engine.GetLastError()</text:span><text:span text:style-name="T98"> – </text:span><text:span text:style-name="T99">викликає аналогічний метод рушія </text:span></text:p>
      <text:p text:style-name="P29"><text:span text:style-name="T47">&amp;Engine.CreateStory($file)</text:span><text:span text:style-name="T98"> – </text:span><text:span text:style-name="T99">викликає аналогічний метод рушія. </text:span><text:span text:style-name="T47">$file – </text:span><text:span text:style-name="T99">шлях до файлу Розповіді.</text:span></text:p>
      <text:p text:style-name="P29"><text:span text:style-name="T47">&amp;Engine.LoadStory($file)</text:span><text:span text:style-name="T98"> – </text:span><text:span text:style-name="T99">викликає аналогічний метод рушія. </text:span><text:span text:style-name="T47">$file – </text:span><text:span text:style-name="T99">шлях до файлу Розповіді.</text:span></text:p>
      <text:p text:style-name="P29"><text:span text:style-name="T47">&amp;Engine.SaveStory()</text:span><text:span text:style-name="T98"> – </text:span><text:span text:style-name="T99">викликає аналогічний метод рушія.</text:span></text:p>
      <text:p text:style-name="P29"><text:span text:style-name="T47">&amp;Engine.CloseStory()</text:span><text:span text:style-name="T98"> – </text:span><text:span text:style-name="T99">викликає аналогічний метод рушія.</text:span></text:p>
      <text:p text:style-name="P29"><text:span text:style-name="T47">&amp;Engine.ClearStory()</text:span><text:span text:style-name="T98"> – </text:span><text:span text:style-name="T99">викликає аналогічний метод рушія.</text:span></text:p>
      <text:p text:style-name="P29"><text:span text:style-name="T47">&amp;Engine.AddScene()</text:span><text:span text:style-name="T98"> – </text:span><text:span text:style-name="T99">викликає аналогічний метод рушія.</text:span></text:p>
      <text:p text:style-name="P29"><text:span text:style-name="T47">&amp;Engine.AddAnswer()</text:span><text:span text:style-name="T98"> – </text:span><text:span text:style-name="T99">викликає аналогічний метод рушія.</text:span></text:p>
      <text:p text:style-name="P29"><text:span text:style-name="T47">&amp;Engine.AddScript()</text:span><text:span text:style-name="T98"> – </text:span><text:span text:style-name="T99">викликає аналогічний метод рушія.</text:span></text:p>
      <text:p text:style-name="P29"><text:span text:style-name="T47">&amp;Engine.Select($id)</text:span><text:span text:style-name="T98"> – </text:span><text:span text:style-name="T99">викликає аналогічний метод рушія. </text:span><text:span text:style-name="T41">$id </text:span><text:span text:style-name="T100">містить </text:span><text:span text:style-name="T41">ID </text:span><text:span text:style-name="T100">потрібного елементу.</text:span></text:p>
      <text:p text:style-name="P30"><text:span text:style-name="T47">&amp;Engine.Remove($id)</text:span><text:span text:style-name="T98"> – </text:span><text:span text:style-name="T99">викликає аналогічний метод рушія. </text:span><text:span text:style-name="T41">$id </text:span><text:span text:style-name="T100">містить </text:span><text:span text:style-name="T41">ID </text:span><text:span text:style-name="T100">потрібного елементу.</text:span></text:p>
      <text:p text:style-name="P30"><text:span text:style-name="T47">&amp;Engine.Link($frID, $toID)</text:span><text:span text:style-name="T98"> – </text:span><text:span text:style-name="T99">викликає аналогічний метод рушія. </text:span><text:span text:style-name="T41">$</text:span><text:span text:style-name="T47">frID</text:span><text:span text:style-name="T41"> </text:span><text:span text:style-name="T100">та </text:span><text:span text:style-name="T47">$toID </text:span><text:span text:style-name="T100">містять </text:span><text:span text:style-name="T41">ID е</text:span><text:span text:style-name="T100">лементів що зв’язуються.</text:span></text:p>
      <text:p text:style-name="P30"><text:span text:style-name="T47">&amp;Engine.Unlink($frID, $toID)</text:span><text:span text:style-name="T98"> – </text:span><text:span text:style-name="T99">викликає аналогічний метод рушія. </text:span><text:span text:style-name="T41">$</text:span><text:span text:style-name="T47">frID</text:span><text:span text:style-name="T41"> </text:span><text:span text:style-name="T100">та </text:span><text:span text:style-name="T47">$toID </text:span><text:span text:style-name="T100">містять </text:span><text:span text:style-name="T41">ID е</text:span><text:span text:style-name="T100">лементів що роз’єднуються.</text:span></text:p>
      <text:p text:style-name="P29"><text:span text:style-name="T47">&amp;Engine.GetID()</text:span><text:span text:style-name="T98"> – </text:span><text:span text:style-name="T99">викликає аналогічний метод рушія.</text:span></text:p>
      <text:p text:style-name="P30"><text:span text:style-name="T47">&amp;Engine.SetID($val)</text:span><text:span text:style-name="T98"> – </text:span><text:span text:style-name="T99">викликає аналогічний метод рушія. </text:span><text:span text:style-name="T47">$val </text:span><text:span text:style-name="T100">містить потрібне значення.</text:span></text:p>
      <text:p text:style-name="P29"><text:span text:style-name="T47">&amp;Engine.GetDialog()</text:span><text:span text:style-name="T98"> – </text:span><text:span text:style-name="T99">викликає аналогічний метод рушія.</text:span></text:p>
      <text:p text:style-name="P30"><text:span text:style-name="T47">&amp;Engine.method SetDialog($val)</text:span><text:span text:style-name="T98"> – </text:span><text:span text:style-name="T99">викликає аналогічний метод рушія. </text:span><text:span text:style-name="T47">$val </text:span><text:span text:style-name="T100">містить потрібне значення.</text:span></text:p>
      <text:p text:style-name="P29"><text:span text:style-name="T47">&amp;Engine.GetNextDialog()</text:span><text:span text:style-name="T98"> – </text:span><text:span text:style-name="T99">викликає аналогічний метод рушія.</text:span></text:p>
      <text:p text:style-name="P30"><text:span text:style-name="T47">&amp;Engine.SetNextDialog($val)</text:span><text:span text:style-name="T98"> – </text:span><text:span text:style-name="T99">викликає аналогічний метод рушія. </text:span><text:span text:style-name="T47">$val </text:span><text:span text:style-name="T100">містить потрібне значення.</text:span></text:p>
      <text:p text:style-name="P29"><text:span text:style-name="T47">&amp;Engine.GetPrevID()</text:span><text:span text:style-name="T98"> – </text:span><text:span text:style-name="T99">викликає аналогічний метод рушія.</text:span></text:p>
      <text:p text:style-name="P30"><text:soft-page-break/><text:span text:style-name="T47">&amp;Engine.SetPrevID($val)</text:span><text:span text:style-name="T98"> – </text:span><text:span text:style-name="T99">викликає аналогічний метод рушія. </text:span><text:span text:style-name="T47">$val </text:span><text:span text:style-name="T100">містить потрібне значення.</text:span></text:p>
      <text:p text:style-name="P29"><text:span text:style-name="T47">&amp;Engine.GetNextID()</text:span><text:span text:style-name="T98"> – </text:span><text:span text:style-name="T99">викликає аналогічний метод рушія.</text:span></text:p>
      <text:p text:style-name="P30"><text:span text:style-name="T47">&amp;Engine.SetNextID($val)</text:span><text:span text:style-name="T98"> – </text:span><text:span text:style-name="T99">викликає аналогічний метод рушія. </text:span><text:span text:style-name="T47">$val </text:span><text:span text:style-name="T100">містить потрібне значення.</text:span></text:p>
      <text:p text:style-name="P29"><text:span text:style-name="T47">&amp;Engine.GetType()</text:span><text:span text:style-name="T98"> – </text:span><text:span text:style-name="T99">викликає аналогічний метод рушія.</text:span></text:p>
      <text:p text:style-name="P29"><text:span text:style-name="T47">&amp;Engine.GetText()</text:span><text:span text:style-name="T98"> – </text:span><text:span text:style-name="T99">викликає аналогічний метод рушія.</text:span></text:p>
      <text:p text:style-name="P30"><text:span text:style-name="T47">&amp;Engine.SetText($val)</text:span><text:span text:style-name="T98"> – </text:span><text:span text:style-name="T99">викликає аналогічний метод рушія. </text:span><text:span text:style-name="T47">$val </text:span><text:span text:style-name="T100">містить потрібне значення.</text:span></text:p>
      <text:p text:style-name="P29"><text:span text:style-name="T47">&amp;Engine.IsEndDialog()</text:span><text:span text:style-name="T98"> – </text:span><text:span text:style-name="T99">викликає аналогічний метод рушія.</text:span></text:p>
      <text:p text:style-name="P30"><text:span text:style-name="T47">&amp;Engine.SetEndDialog($val)</text:span><text:span text:style-name="T98"> – </text:span><text:span text:style-name="T99">викликає аналогічний метод рушія. </text:span><text:span text:style-name="T47">$val </text:span><text:span text:style-name="T100">містить потрібне значення.</text:span></text:p>
      <text:p text:style-name="P29"><text:span text:style-name="T47">&amp;Engine.GetParams()</text:span><text:span text:style-name="T98"> – </text:span><text:span text:style-name="T99">викликає аналогічний метод рушія.</text:span></text:p>
      <text:p text:style-name="P30"><text:span text:style-name="T47">&amp;Engine.SetParams($val)</text:span><text:span text:style-name="T98"> – </text:span><text:span text:style-name="T99">викликає аналогічний метод рушія. </text:span><text:span text:style-name="T47">$val </text:span><text:span text:style-name="T100">містить потрібне значення.</text:span></text:p>
      <text:p text:style-name="P29"><text:span text:style-name="T47">&amp;Engine.Execute()</text:span><text:span text:style-name="T98"> – </text:span><text:span text:style-name="T99">викликає аналогічний метод рушія.</text:span></text:p>
      <text:p text:style-name="P29"><text:span text:style-name="T47">&amp;Engine.GetResult()</text:span><text:span text:style-name="T98"> – </text:span><text:span text:style-name="T99">викликає аналогічний метод рушія.</text:span></text:p>
      <text:p text:style-name="P30"><text:span text:style-name="T47">&amp;Engine.TellStory($file)</text:span><text:span text:style-name="T98"> – </text:span><text:span text:style-name="T99">викликає аналогічний метод рушія. </text:span><text:span text:style-name="T47">$file – </text:span><text:span text:style-name="T99">шлях до файлу Розповіді.</text:span></text:p>
      <text:p text:style-name="P30"><text:span text:style-name="T47">&amp;Engine.LoadDialog($id)</text:span><text:span text:style-name="T98"> – </text:span><text:span text:style-name="T99">викликає аналогічний метод рушія. </text:span><text:span text:style-name="T41">$id </text:span><text:span text:style-name="T100">містить </text:span><text:span text:style-name="T41">ID </text:span><text:span text:style-name="T100">потрібного елементу.</text:span></text:p>
      <text:p text:style-name="P29"><text:span text:style-name="T47">&amp;Engine.GetScene()</text:span><text:span text:style-name="T98"> – </text:span><text:span text:style-name="T99">викликає аналогічний метод рушія.</text:span></text:p>
      <text:p text:style-name="P29"><text:span text:style-name="T47">&amp;Engine.GetAnswerCount()</text:span><text:span text:style-name="T98"> – </text:span><text:span text:style-name="T99">викликає аналогічний метод рушія.</text:span></text:p>
      <text:p text:style-name="P29"><text:span text:style-name="T47">&amp;Engine.GetAnswer()</text:span><text:span text:style-name="T98"> – </text:span><text:span text:style-name="T99">викликає аналогічний метод рушія.</text:span></text:p>
      <text:p text:style-name="P30"><text:span text:style-name="T47">&amp;Engine.SelectAnswer($ind)</text:span><text:span text:style-name="T98"> – </text:span><text:span text:style-name="T99">викликає аналогічний метод рушія. </text:span><text:span text:style-name="T41">$ind </text:span><text:span text:style-name="T100">містить індекс</text:span><text:span text:style-name="T41"> </text:span><text:span text:style-name="T100">потрібно</text:span><text:span text:style-name="T101">ї Відповіді</text:span><text:span text:style-name="T100">.</text:span></text:p>
      <text:p text:style-name="P29"><text:span text:style-name="T98">&amp;Engine.Destroy() – </text:span><text:span text:style-name="T99">знищує службовий об’єкт.</text:span></text:p>
      <text:p text:style-name="P29"><text:span text:style-name="T99"/></text:p>
      <text:p text:style-name="P29"><text:span text:style-name="T99"/></text:p>
      <text:p text:style-name="P33"><text:span text:style-name="T97">Д</text:span><text:span text:style-name="T99">одаток </text:span><text:span text:style-name="T43">2</text:span><text:span text:style-name="T99">. </text:span><text:span text:style-name="T102">Приклад структури </text:span><text:span text:style-name="T42">XML-</text:span><text:span text:style-name="T102">файлу Розповіді</text:span></text:p>
      <text:p text:style-name="P32"><text:span text:style-name="T102"/></text:p>
      <text:p text:style-name="P32"><text:span text:style-name="T102">&lt;StoryFile&gt;</text:span></text:p>
      <text:p text:style-name="P32"><text:span text:style-name="T102"><text:tab/>&lt;Dialog id = '0'&gt;</text:span></text:p>
      <text:p text:style-name="P32"><text:span text:style-name="T102"><text:tab/><text:tab/>&lt;ScreenText&gt;</text:span><text:span text:style-name="T42">scene text</text:span><text:span text:style-name="T102">&lt;/ScreenText&gt;</text:span></text:p>
      <text:p text:style-name="P32"><text:span text:style-name="T102"><text:tab/><text:tab/>&lt;Answers&gt;</text:span></text:p>
      <text:p text:style-name="P32"><text:span text:style-name="T102"><text:tab/><text:tab/><text:tab/>&lt;Answer NextDialog = '1'&gt;</text:span></text:p>
      <text:p text:style-name="P32"><text:span text:style-name="T102"><text:tab/><text:tab/><text:tab/><text:tab/>&lt;Text&gt;</text:span><text:span text:style-name="T42">Answer text</text:span><text:span text:style-name="T102">&lt;/Text&gt;</text:span></text:p>
      <text:p text:style-name="P32"><text:span text:style-name="T102"><text:tab/><text:tab/><text:tab/>&lt;/Answer&gt;</text:span></text:p>
      <text:p text:style-name="P32"><text:span text:style-name="T102"><text:tab/><text:tab/>&lt;/Answers&gt;</text:span></text:p>
      <text:p text:style-name="P32"><text:span text:style-name="T102"><text:tab/>&lt;/Dialog&gt;</text:span></text:p>
      <text:p text:style-name="P32"><text:span text:style-name="T102"><text:tab/>&lt;Dialog id = '1'&gt;</text:span></text:p>
      <text:p text:style-name="P32"><text:span text:style-name="T102"><text:tab/><text:tab/>&lt;ScreenText&gt;</text:span><text:span text:style-name="T42">next Scene text</text:span><text:span text:style-name="T102">&lt;/ScreenText&gt;</text:span></text:p>
      <text:p text:style-name="P32"><text:span text:style-name="T102"><text:tab/><text:tab/>&lt;Answers&gt;</text:span></text:p>
      <text:p text:style-name="P32"><text:span text:style-name="T102"><text:tab/><text:tab/>&lt;/Answers&gt;</text:span></text:p>
      <text:p text:style-name="P32"><text:span text:style-name="T102"><text:tab/>&lt;/Dialog&gt;</text:span></text:p>
      <text:p text:style-name="P32"><text:span text:style-name="T102">&lt;/StoryFile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4T13:27:37.849000000</dc:date>
    <meta:editing-duration>P1DT13H29M43S</meta:editing-duration>
    <meta:editing-cycles>84</meta:editing-cycles>
    <meta:generator>EasyOffice/7.6.2.1.0$Windows_X86_64 LibreOffice_project/0bc4d647150f05f02b71ccb5539a4012b57f1faf</meta:generator>
    <meta:document-statistic meta:table-count="0" meta:image-count="0" meta:object-count="0" meta:page-count="4" meta:paragraph-count="108" meta:word-count="1269" meta:character-count="10335" meta:non-whitespace-character-count="9007"/>
  </office:meta>
</office:document-meta>
</file>